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pyrigh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 fo:font-weight="bold" style:font-weight-asian="bold" style:font-weight-complex="bold"/>
    </style:style>
    <style:style style:name="T4" style:parent-style-name="DefaultParagraphFont" style:family="text">
      <style:text-properties style:font-name-asian="Times New Roman"/>
    </style:style>
    <style:style style:name="T5" style:parent-style-name="Hyperlink" style:family="text">
      <style:text-properties style:font-name-asian="Times New Roman"/>
    </style:style>
    <style:style style:name="P6" style:parent-style-name="Heading2" style:family="paragraph">
      <style:text-properties style:font-name-asian="Times New Roman"/>
    </style:style>
    <style:style style:name="T7" style:parent-style-name="bold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-asian="Times New Roman"/>
    </style:style>
    <style:style style:name="T9" style:parent-style-name="Hyperlink" style:family="text">
      <style:text-properties style:font-name-asian="Times New Roman"/>
    </style:style>
    <style:style style:name="T10" style:parent-style-name="DefaultParagraphFont" style:family="text">
      <style:text-properties style:font-name-asian="Times New Roman"/>
    </style:style>
    <style:style style:name="T11" style:parent-style-name="Hyperlink" style:family="text">
      <style:text-properties style:font-name-asian="Times New Roman"/>
    </style:style>
    <style:style style:name="T12" style:parent-style-name="DefaultParagraphFont" style:family="text">
      <style:text-properties style:font-name-asian="Times New Roman"/>
    </style:style>
    <style:style style:name="T13" style:parent-style-name="Hyperlink" style:family="text">
      <style:text-properties style:font-name-asian="Times New Roman"/>
    </style:style>
    <style:style style:name="T14" style:parent-style-name="DefaultParagraphFont" style:family="text">
      <style:text-properties style:font-name-asian="Times New Roman"/>
    </style:style>
    <style:style style:name="T15" style:parent-style-name="Hyperlink" style:family="text">
      <style:text-properties style:font-name-asian="Times New Roman"/>
    </style:style>
    <style:style style:name="T16" style:parent-style-name="Hyperlink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Hyperlink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Hyperlink" style:family="text">
      <style:text-properties style:font-name-asian="Times New Roman"/>
    </style:style>
    <style:style style:name="T21" style:parent-style-name="DefaultParagraphFont" style:family="text">
      <style:text-properties style:font-name-asian="Times New Roman"/>
    </style:style>
    <style:style style:name="T22" style:parent-style-name="Hyperlink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Hyperlink" style:family="text">
      <style:text-properties style:font-name-asian="Times New Roman"/>
    </style:style>
    <style:style style:name="T25" style:parent-style-name="Hyperlink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Hyperlink" style:family="text">
      <style:text-properties style:font-name-asian="Times New Roma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bold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bold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bold" style:family="text">
      <style:text-properties fo:font-weight="bold" style:font-weight-asian="bold" style:font-weight-complex="bold"/>
    </style:style>
    <style:style style:name="T34" style:parent-style-name="bold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bold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bold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bold" style:family="text">
      <style:text-properties fo:font-weight="bold" style:font-weight-asian="bold" style:font-weight-complex="bold"/>
    </style:style>
    <style:style style:name="T41" style:parent-style-name="bold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bold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bold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bold" style:family="text">
      <style:text-properties fo:font-weight="bold" style:font-weight-asian="bold" style:font-weight-complex="bold"/>
    </style:style>
    <style:style style:name="T48" style:parent-style-name="bold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solid" draw:fill-color="#808080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pyright © This course contains materials from "Survivability and Information Assurance" (copyright 2005 Carnegie Mellon University) with special permission of the Software Engineering Institute at Carnegie Mellon University.</text:p>
      <text:p text:style-name="Normal"><text:span text:style-name="T2"><draw:custom-shape svg:x="0in" svg:y="0in" svg:width="5.8125in" svg:height="0.125in" draw:z-index="0" draw:id="id0" draw:style-name="a0" draw:name="Horizontal Line 1" text:anchor-type="as-char"><svg:desc/><draw:enhanced-geometry draw:type="non-primitive" svg:viewBox="0 0 21600 21600" draw:enhanced-path="M 0 0 L 21600 0 21600 21600 0 21600 Z N"/></draw:custom-shape></text:span></text:p>
      <text:p text:style-name="Normal"><text:span text:style-name="T3">Table of Contents</text:span></text:p>
      <text:p text:style-name="Normal"><text:span text:style-name="T4">1.<text:s/></text:span><text:a xlink:href="#AEN6" office:target-frame-name="_top" xlink:show="replace"><text:span text:style-name="T5">Exam - Introduction</text:span></text:a></text:p>
      <text:h text:style-name="P6" text:outline-level="2"><text:bookmark-start text:name="AEN6"/>1. Exam - Introduction<text:bookmark-end text:name="AEN6"/></text:h>
      <text:p text:style-name="NormalWeb"><text:span text:style-name="T7">Introduction to Principles of Survivability and Information Assurance</text:span></text:p>
      <text:p text:style-name="NormalWeb">Overview: These are the exam questions for the Introduction to Principles of Survivability and Information Assurance.</text:p>
      <text:p text:style-name="Normal"><text:span text:style-name="T8">1.1.<text:s/></text:span><text:a xlink:href="#AEN13" office:target-frame-name="_top" xlink:show="replace"><text:span text:style-name="T9">Who is the audience for "Principles of Survivability and Information Assurance"?</text:span></text:a></text:p>
      <text:p text:style-name="Normal"><text:span text:style-name="T10">1.2.<text:s/></text:span><text:a xlink:href="#AEN19" office:target-frame-name="_top" xlink:show="replace"><text:span text:style-name="T11">What does the acronym "SFU" stand for?</text:span></text:a></text:p>
      <text:p text:style-name="Normal"><text:span text:style-name="T12">1.3.<text:s/></text:span><text:a xlink:href="#AEN25" office:target-frame-name="_top" xlink:show="replace"><text:span text:style-name="T13">What are the major topic areas of the SIA Curriculum?</text:span></text:a></text:p>
      <text:p text:style-name="Normal"><text:span text:style-name="T14">1.4.<text:s/></text:span><text:a xlink:href="#AEN31" office:target-frame-name="_top" xlink:show="replace"><text:span text:style-name="T15">Fill in the blank in this sentence: "System administrators view the set of problems they</text:span><text:span text:style-name="T16"><text:s/>face and the solutions to those problems through _______________________."</text:span></text:a></text:p>
      <text:p text:style-name="Normal"><text:span text:style-name="T17">1.5.<text:s/></text:span><text:a xlink:href="#AEN37" office:target-frame-name="_top" xlink:show="replace"><text:span text:style-name="T18">What should system administrators do instead?</text:span></text:a></text:p>
      <text:p text:style-name="Normal"><text:span text:style-name="T19">1.6.<text:s/></text:span><text:a xlink:href="#AEN43" office:target-frame-name="_top" xlink:show="replace"><text:span text:style-name="T20">What role does technology play in solutions to problems?</text:span></text:a></text:p>
      <text:p text:style-name="Normal"><text:span text:style-name="T21">1.7.<text:s/></text:span><text:a xlink:href="#AEN49" office:target-frame-name="_top" xlink:show="replace"><text:span text:style-name="T22">Why is it important to understand the Principles of Survivability and Information Assurance?</text:span></text:a></text:p>
      <text:p text:style-name="Normal"><text:span text:style-name="T23">1.8.<text:s/></text:span><text:a xlink:href="#AEN55" office:target-frame-name="_top" xlink:show="replace"><text:span text:style-name="T24">Fill in the blanks in this sentence: One of the goals of this course is to discuss what is _______ for the s</text:span><text:span text:style-name="T25">ystem administrator and what is ___.'</text:span></text:a></text:p>
      <text:p text:style-name="Normal"><text:span text:style-name="T26">1.9.<text:s/></text:span><text:a xlink:href="#AEN61" office:target-frame-name="_top" xlink:show="replace"><text:span text:style-name="T27">Define survivability</text:span></text:a></text:p>
      <text:p text:style-name="NormalWeb"><text:bookmark-start text:name="AEN13"/><text:bookmark-end text:name="AEN13"/><text:span text:style-name="T28">1.1.<text:s/></text:span>Who is the audience for "Principles of Survivability and Information Assurance"?</text:p>
      <text:p text:style-name="NormalWeb"><text:span text:style-name="T29">Experienced system administrators and their immediate managers.</text:span></text:p>
      <text:p text:style-name="NormalWeb"><text:bookmark-start text:name="AEN19"/><text:bookmark-end text:name="AEN19"/><text:span text:style-name="T30">1.2.<text:s/></text:span>What does<text:s/>the acronym "SFU" stand for?</text:p>
      <text:p text:style-name="NormalWeb"><text:span text:style-name="T31">Survivable Functional Unit</text:span></text:p>
      <text:p text:style-name="NormalWeb"><text:bookmark-start text:name="AEN25"/><text:bookmark-end text:name="AEN25"/><text:span text:style-name="T32">1.3.<text:s/></text:span>What are the major topic areas of the SIA Curriculum?</text:p>
      <text:p text:style-name="NormalWeb"><text:span text:style-name="T33">Principles of Survivability and Information Assurance, Information Assurance Networking Fundamentals, and Sustaining, Improving, and Buildin</text:span><text:span text:style-name="T34">g Survivable Functional Units (SFUs)</text:span></text:p>
      <text:p text:style-name="NormalWeb"><text:bookmark-start text:name="AEN31"/><text:bookmark-end text:name="AEN31"/><text:span text:style-name="T35">1.4.<text:s/></text:span>Fill in the blank in this sentence: "System administrators view the set of problems they face and the solutions to those problems through _______________________."</text:p>
      <text:p text:style-name="NormalWeb"><text:span text:style-name="T36">the eyes of the technologies they know.</text:span></text:p>
      <text:p text:style-name="NormalWeb"><text:bookmark-start text:name="AEN37"/><text:bookmark-end text:name="AEN37"/><text:span text:style-name="T37">1.5.<text:s/></text:span>What<text:s/>should system administrators do instead?</text:p>
      <text:p text:style-name="NormalWeb"><text:span text:style-name="T38">System administrators should seek the fundamental issues of the problems that confront them.</text:span></text:p>
      <text:p text:style-name="NormalWeb"><text:bookmark-start text:name="AEN43"/><text:bookmark-end text:name="AEN43"/><text:span text:style-name="T39">1.6.<text:s/></text:span>What role does technology play in solutions to problems?</text:p>
      <text:p text:style-name="NormalWeb"><text:span text:style-name="T40">Technology is applied when the fundamental issues of the pro</text:span><text:span text:style-name="T41">blems are understood.</text:span></text:p>
      <text:p text:style-name="NormalWeb"><text:bookmark-start text:name="AEN49"/><text:bookmark-end text:name="AEN49"/><text:span text:style-name="T42">1.7.<text:s/></text:span>Why is it important to understand the Principles of Survivability and Information Assurance?</text:p>
      <text:p text:style-name="NormalWeb"><text:span text:style-name="T43">Because the principles lay the groundwork for the rest of the courses in the SIA Curriculum.</text:span></text:p>
      <text:p text:style-name="NormalWeb"><text:bookmark-start text:name="AEN55"/><text:bookmark-end text:name="AEN55"/><text:span text:style-name="T44">1.8.<text:s/></text:span>Fill in the blanks in this sentence: One of the goals of this course is to discuss what is _______ for the system administrator and what is ___.'</text:p>
      <text:p text:style-name="NormalWeb"><text:span text:style-name="T45">"in scope"' and 'not "in scope"'</text:span></text:p>
      <text:p text:style-name="NormalWeb"><text:bookmark-start text:name="AEN61"/><text:bookmark-end text:name="AEN61"/><text:span text:style-name="T46">1.9.<text:s/></text:span>Define survivability</text:p>
      <text:p text:style-name="NormalWeb"><text:span text:style-name="T47">Survivability, in the context of computer systems,<text:s/></text:span><text:span text:style-name="T48">is the capability of a system to fulfill its mission in a timely manner, despite attacks, failures, or acciden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asian="Times New Roman" fo:color="#000000" fo:font-size="12pt" style:font-size-asian="12pt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40084" style:text-underline-type="single" style:text-underline-style="solid" style:text-underline-width="auto" style:text-underline-mode="continuous"/>
    </style:style>
    <style:style style:name="copyright" style:display-name="copyright" style:family="paragraph" style:parent-style-name="Normal">
      <style:paragraph-properties fo:margin-top="0.0694in" fo:margin-bottom="0.0694in"/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bold" style:display-name="bol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Pfeiffer University</meta:initial-creator>
    <dc:creator>Pfeiffer University</dc:creator>
    <meta:creation-date>2011-08-20T21:49:00Z</meta:creation-date>
    <dc:date>2011-08-20T21:49:00Z</dc:date>
    <meta:template xlink:href="Normal.dotm" xlink:type="simple"/>
    <meta:editing-cycles>2</meta:editing-cycles>
    <meta:editing-duration>PT60S</meta:editing-duration>
    <meta:document-statistic meta:page-count="1" meta:paragraph-count="6" meta:word-count="451" meta:character-count="3020" meta:row-count="21" meta:non-whitespace-character-count="2575"/>
  </office:meta>
</office:document-meta>
</file>